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ource ip</text:p>
          </table:table-cell>
          <table:table-cell/>
          <table:table-cell office:value-type="string" calcext:value-type="string">
            <text:p>source port</text:p>
          </table:table-cell>
          <table:table-cell office:value-type="string" calcext:value-type="string">
            <text:p>destination port</text:p>
          </table:table-cell>
          <table:table-cell office:value-type="string" calcext:value-type="string">
            <text:p>destination ip</text:p>
          </table:table-cell>
          <table:table-cell/>
          <table:table-cell office:value-type="string" calcext:value-type="string">
            <text:p>ack </text:p>
          </table:table-cell>
          <table:table-cell office:value-type="string" calcext:value-type="string">
            <text:p>ack number 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tansmission</text:p>
          </table:table-cell>
          <table:table-cell office:value-type="string" calcext:value-type="string">
            <text:p>seq number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59896" calcext:value-type="float">
            <text:p>5989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92.229.237.18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59896" calcext:value-type="float">
            <text:p>5989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92.229.237.18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229.237.18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9896" calcext:value-type="float">
            <text:p>59896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50226" calcext:value-type="float">
            <text:p>5022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84.84.100.6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60464" calcext:value-type="float">
            <text:p>6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6.58.196.74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37660" calcext:value-type="float">
            <text:p>3766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23.59.29.245</text:p>
          </table:table-cell>
          <table:table-cell/>
          <table:table-cell office:value-type="string" calcext:value-type="string">
            <text:p>Np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229.237.18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9898" calcext:value-type="float">
            <text:p>59898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4.84.100.6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.58.196.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464" calcext:value-type="float">
            <text:p>60464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2.229.237.182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9898" calcext:value-type="float">
            <text:p>59898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string" calcext:value-type="string">
            <text:p>8.247.5.16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06" calcext:value-type="float">
            <text:p>38406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38406" calcext:value-type="float">
            <text:p>384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.247.5.162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4.84.100.6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float" office:value="25044" calcext:value-type="float">
            <text:p>25044</text:p>
          </table:table-cell>
        </table:table-row>
        <table:table-row table:style-name="ro1">
          <table:table-cell office:value-type="string" calcext:value-type="string">
            <text:p>23.236.60.17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140" calcext:value-type="float">
            <text:p>39140</text:p>
          </table:table-cell>
          <table:table-cell office:value-type="string" calcext:value-type="string">
            <text:p>172.20.10.12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.20.10.12</text:p>
          </table:table-cell>
          <table:table-cell/>
          <table:table-cell office:value-type="float" office:value="56132" calcext:value-type="float">
            <text:p>5613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184.84.100.61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G3:Sheet1.K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09:46.305459180</meta:creation-date>
    <dc:date>2019-09-03T22:52:52.574418232</dc:date>
    <meta:editing-duration>PT3M59S</meta:editing-duration>
    <meta:editing-cycles>1</meta:editing-cycles>
    <meta:document-statistic meta:table-count="1" meta:cell-count="128" meta:object-count="0"/>
    <meta:generator>LibreOffice/6.1.6.3$Linux_X86_64 LibreOffice_project/10$Build-3</meta:generator>
  </office:meta>
</office:document-meta>
</file>